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c0c0c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d shuffles library</text:p>
      <text:p text:style-name="P2">&lt;Cid&gt; yo</text:p>
      <text:p text:style-name="P1">Cid draws 0 cards</text:p>
      <text:p text:style-name="P1">Cid shuffles library</text:p>
      <text:p text:style-name="P2">&lt;Cid&gt; yo</text:p>
      <text:p text:style-name="P1">Cid draws 0 cards</text:p>
      <text:p text:style-name="P2">&lt;&gt; hi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wox2 (cz)'s Security Code: 28CCDF33 [???]</text:p>
      <text:p text:style-name="P1">Cid's Security Code: E2D166A1 [Type 1.5]</text:p>
      <text:p text:style-name="P1">It is now turn 1 (Cid)</text:p>
      <text:p text:style-name="P1">It is now the Beginning Phase, Untap Step</text:p>
      <text:p text:style-name="P1">wox2 (cz) shuffles library</text:p>
      <text:p text:style-name="P1">wox2 (cz) shuffles library</text:p>
      <text:p text:style-name="P1">wox2 (cz) shuffles library</text:p>
      <text:p text:style-name="P1">wox2 (cz) rolled a 3, using a 20 sided die</text:p>
      <text:p text:style-name="P1">wox2 (cz) shuffles library</text:p>
      <text:p text:style-name="P2">&lt;wox2 (cz)&gt; roll</text:p>
      <text:p text:style-name="P2">&lt;Opponent is requesting a new game&gt;</text:p>
      <text:p text:style-name="P1">Cid shuffles library</text:p>
      <text:p text:style-name="P2">&lt;Cid&gt; yo</text:p>
      <text:p text:style-name="P1">Cid draws 0 cards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wox2 (cz)'s Security Code: 28CCDF33 [???]</text:p>
      <text:p text:style-name="P1">Cid's Security Code: 613E63A6 [???]</text:p>
      <text:p text:style-name="P1">It is now turn 1 (Cid)</text:p>
      <text:p text:style-name="P1">It is now the Beginning Phase, Untap Step</text:p>
      <text:p text:style-name="P1">Cid rolled a 7, using a 20 sided die</text:p>
      <text:p text:style-name="P2">&lt;wox2 (cz)&gt; k</text:p>
      <text:p text:style-name="P2">&lt;Cid&gt; sorry had to get deck</text:p>
      <text:p text:style-name="P2">&lt;Cid&gt; pl</text:p>
      <text:p text:style-name="P1">Cid shuffles library</text:p>
      <text:p text:style-name="P1">Cid shuffles library</text:p>
      <text:p text:style-name="P1">Cid shuffles library</text:p>
      <text:p text:style-name="P1">Cid shuffles library</text:p>
      <text:p text:style-name="P1">Cid shuffles library</text:p>
      <text:p text:style-name="P1">Cid shuffles library</text:p>
      <text:p text:style-name="P1">Cid draws a card</text:p>
      <text:p text:style-name="P1">Cid draws a card</text:p>
      <text:p text:style-name="P1">Cid draws a card</text:p>
      <text:p text:style-name="P1">Cid draws a card</text:p>
      <text:p text:style-name="P1">Cid draws a card</text:p>
      <text:p text:style-name="P1">Cid draws a card</text:p>
      <text:p text:style-name="P1">wox2 (cz) shuffles library</text:p>
      <text:p text:style-name="P1">wox2 (cz) draws a card</text:p>
      <text:p text:style-name="P1">Cid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Cid&gt; kp</text:p>
      <text:p text:style-name="P2">&lt;wox2 (cz)&gt; kp</text:p>
      <text:p text:style-name="P1">It is now the Precombat Main Phase</text:p>
      <text:p text:style-name="P1">Cid plays Polluted Delta from Hand</text:p>
      <text:p text:style-name="P1">Cid taps Polluted Delta</text:p>
      <text:p text:style-name="P1">Cid puts Polluted Delta to Graveyard from Play</text:p>
      <text:p text:style-name="P1">Cid's life total is now 19 (-1)</text:p>
      <text:p text:style-name="P1">Cid is looking its Library...</text:p>
      <text:p text:style-name="P1">Cid puts Underground Sea into play from Library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1">Cid shuffles library</text:p>
      <text:p text:style-name="P1">Cid taps Underground Sea</text:p>
      <text:p text:style-name="P1">Cid plays Vampiric Tutor from Hand</text:p>
      <text:p text:style-name="P2">&lt;wox2 (cz)&gt; Ok</text:p>
      <text:p text:style-name="P1">Cid's life total is now 17 (-2)</text:p>
      <text:p text:style-name="P1">Cid puts Vampiric Tutor to Graveyard from Play</text:p>
      <text:p text:style-name="P1">Cid is looking its Library...</text:p>
      <text:p text:style-name="P1">Cid puts card to Hand from Library</text:p>
      <text:p text:style-name="P1">Cid shuffles library</text:p>
      <text:p text:style-name="P1">Cid stops looking its Library...</text:p>
      <text:p text:style-name="P2">&lt;wox2 (cz)&gt; top of library</text:p>
      <text:p text:style-name="P1">Cid puts a card on top of Library from Hand</text:p>
      <text:p text:style-name="P2">&lt;wox2 (cz)&gt; not to hand</text:p>
      <text:p text:style-name="P2">&lt;Cid&gt; End my turn</text:p>
      <text:p text:style-name="P2">&lt;Cid&gt; i know</text:p>
      <text:p text:style-name="P2">&lt;wox2 (cz)&gt; if you drag card</text:p>
      <text:p text:style-name="P2">&lt;wox2 (cz)&gt; with shift</text:p>
      <text:p text:style-name="P2">&lt;wox2 (cz)&gt; you put it to play face down</text:p>
      <text:p text:style-name="P1">wox2 (cz) plays a facedown card from Hand</text:p>
      <text:p text:style-name="P1">wox2 (cz) puts facedown card to Hand from Play</text:p>
      <text:p text:style-name="P1">It is now turn 2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wox2 (cz) plays Mox Pearl from Hand</text:p>
      <text:p text:style-name="P1">It is now the End Phase, End Of Turn Step</text:p>
      <text:p text:style-name="P2">&lt;wox2 (cz)&gt; End my turn</text:p>
      <text:p text:style-name="P1">It is now turn 3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Island from Hand</text:p>
      <text:p text:style-name="P2">&lt;Cid&gt; End my turn</text:p>
      <text:p text:style-name="P1">It is now turn 4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Polluted Delta from Hand</text:p>
      <text:p text:style-name="P2">&lt;wox2 (cz)&gt; Thinking</text:p>
      <text:p text:style-name="P1">It is now the End Phase, End Of Turn Step</text:p>
      <text:p text:style-name="P2">&lt;wox2 (cz)&gt; End my turn</text:p>
      <text:p text:style-name="P1">Cid taps Island</text:p>
      <text:p text:style-name="P1">Cid plays Ancestral Recall from Hand</text:p>
      <text:p text:style-name="P1">wox2 (cz) taps Underground Sea</text:p>
      <text:p text:style-name="P1">wox2 (cz) plays Brainstorm from Hand</text:p>
      <text:p text:style-name="P2">&lt;wox2 (cz)&gt; Ok?</text:p>
      <text:p text:style-name="P2">&lt;Cid&gt; Ok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2">&lt;wox2 (cz)&gt; Thinking</text:p>
      <text:p text:style-name="P1">wox2 (cz) puts a card on top of Library from Hand</text:p>
      <text:p text:style-name="P1">wox2 (cz) puts Brainstorm to Graveyard from Play</text:p>
      <text:p text:style-name="P1">wox2 (cz) taps Polluted Delta</text:p>
      <text:p text:style-name="P1">wox2 (cz) puts Polluted Delta to Graveyard from Play</text:p>
      <text:p text:style-name="P1">wox2 (cz)'s life total is now 19 (-1)</text:p>
      <text:p text:style-name="P1">wox2 (cz) is looking its Library...</text:p>
      <text:p text:style-name="P1">wox2 (cz) puts Underground Sea into play from Library</text:p>
      <text:p text:style-name="P1">wox2 (cz) shuffles library</text:p>
      <text:p text:style-name="P1">wox2 (cz) stops looking its Library...</text:p>
      <text:p text:style-name="P1">wox2 (cz) taps Underground Sea</text:p>
      <text:p text:style-name="P1">wox2 (cz) taps Mox Pearl</text:p>
      <text:p text:style-name="P1">wox2 (cz) plays Daze from Hand</text:p>
      <text:p text:style-name="P1">Cid taps Underground Sea</text:p>
      <text:p text:style-name="P1">wox2 (cz) plays Daze from Hand</text:p>
      <text:p text:style-name="P1">wox2 (cz) puts Daze to Graveyard from Play</text:p>
      <text:p text:style-name="P1">wox2 (cz) puts Underground Sea to Hand from Play</text:p>
      <text:p text:style-name="P2">&lt;Cid&gt; Ok</text:p>
      <text:p text:style-name="P1">Cid puts Ancestral Recall to Graveyard from Play</text:p>
      <text:p text:style-name="P1">wox2 (cz) puts Daze to Graveyard from Play</text:p>
      <text:p text:style-name="P1">It is now turn 5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2">&lt;Cid&gt; End my turn</text:p>
      <text:p text:style-name="P1">It is now turn 6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wox2 (cz) taps Underground Sea</text:p>
      <text:p text:style-name="P1">wox2 (cz) plays Duress from Hand</text:p>
      <text:p text:style-name="P2">&lt;Cid&gt; Thinking</text:p>
      <text:p text:style-name="P2">&lt;wox2 (cz)&gt; Ok?</text:p>
      <text:p text:style-name="P2">&lt;Cid&gt; Ok</text:p>
      <text:p text:style-name="P1">Cid reveals a Yawgmoth's Will</text:p>
      <text:p text:style-name="P1">Cid reveals a Thirst for Knowledge</text:p>
      <text:p text:style-name="P1">Cid reveals a Time Walk</text:p>
      <text:p text:style-name="P1">Cid reveals a Mana Drain</text:p>
      <text:p text:style-name="P1">Cid reveals a Gifts Ungiven</text:p>
      <text:p text:style-name="P2">&lt;wox2 (cz)&gt; Thinking</text:p>
      <text:p text:style-name="P2">&lt;wox2 (cz)&gt; Will</text:p>
      <text:p text:style-name="P1">Cid hides card in hand</text:p>
      <text:p text:style-name="P1">Cid hides card in hand</text:p>
      <text:p text:style-name="P1">Cid hides card in hand</text:p>
      <text:p text:style-name="P1">Cid hides card in hand</text:p>
      <text:p text:style-name="P1">Cid hides card in hand</text:p>
      <text:p text:style-name="P1">wox2 (cz) puts Duress to Graveyard from Play</text:p>
      <text:p text:style-name="P1">Cid puts Yawgmoth's Will to Graveyard from Hand</text:p>
      <text:p text:style-name="P2">&lt;wox2 (cz)&gt; Thinking</text:p>
      <text:p text:style-name="P1">wox2 (cz) plays Meddling Mage from Hand</text:p>
      <text:p text:style-name="P1">wox2 (cz) taps Underground Sea</text:p>
      <text:p text:style-name="P1">wox2 (cz) taps Mox Pearl</text:p>
      <text:p text:style-name="P2">&lt;wox2 (cz)&gt; Ok?</text:p>
      <text:p text:style-name="P2">&lt;Cid&gt; Ok</text:p>
      <text:p text:style-name="P1">Meddling Mage's note changed: Mana Drain</text:p>
      <text:p text:style-name="P1">Cid taps Island</text:p>
      <text:p text:style-name="P1">It is now the End Phase, End Of Turn Step</text:p>
      <text:p text:style-name="P1">Cid taps Underground Sea</text:p>
      <text:p text:style-name="P2">&lt;wox2 (cz)&gt; End my turn</text:p>
      <text:p text:style-name="P1">Cid plays Mana Drain from Hand</text:p>
      <text:p text:style-name="P2">&lt;wox2 (cz)&gt; no</text:p>
      <text:p text:style-name="P2">&lt;wox2 (cz)&gt; you can´t now</text:p>
      <text:p text:style-name="P2">&lt;wox2 (cz)&gt; you let me resolve</text:p>
      <text:p text:style-name="P2">&lt;Cid&gt; no i didn</text:p>
      <text:p text:style-name="P2">&lt;Cid&gt; i never said ok</text:p>
      <text:p text:style-name="P2">&lt;wox2 (cz)&gt; &lt;wox2 (cz)&gt; Ok?</text:p>
      <text:p text:style-name="P2">&lt;Cid&gt; in res</text:p>
      <text:p text:style-name="P2">&lt;wox2 (cz)&gt; you did</text:p>
      <text:p text:style-name="P1">wox2 (cz) plays Daze from Hand</text:p>
      <text:p text:style-name="P1">wox2 (cz) puts Underground Sea to Hand from Play</text:p>
      <text:p text:style-name="P2">&lt;Cid&gt; i ment ok are you done</text:p>
      <text:p text:style-name="P1">Meddling Mage's note changed: Time Walk</text:p>
      <text:p text:style-name="P2">&lt;Cid&gt; ok</text:p>
      <text:p text:style-name="P1">wox2 (cz) puts Daze to Graveyard from Play</text:p>
      <text:p text:style-name="P2">&lt;wox2 (cz)&gt; End my turn</text:p>
      <text:p text:style-name="P1">Cid puts Mana Drain to Graveyard from Play</text:p>
      <text:p text:style-name="P1">It is now turn 7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taps Island</text:p>
      <text:p text:style-name="P1">Cid taps Underground Sea</text:p>
      <text:p text:style-name="P1">Cid plays Demonic Tutor from Hand</text:p>
      <text:p text:style-name="P2">&lt;wox2 (cz)&gt; Ok</text:p>
      <text:p text:style-name="P1">Cid puts Demonic Tutor to Graveyard from Play</text:p>
      <text:p text:style-name="P1">Cid is looking its Library...</text:p>
      <text:p text:style-name="P1">Cid puts card to Hand from Library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1">Cid shuffles library</text:p>
      <text:p text:style-name="P2">&lt;Cid&gt; End my turn</text:p>
      <text:p text:style-name="P1">It is now turn 8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Meddling Mage</text:p>
      <text:p text:style-name="P1">wox2 (cz) taps Meddling Mage</text:p>
      <text:p text:style-name="P1">Cid's life total is now 15 (-2)</text:p>
      <text:p text:style-name="P1">It is now the Postcombat Main Phase</text:p>
      <text:p text:style-name="P2">&lt;wox2 (cz)&gt; Thinking</text:p>
      <text:p text:style-name="P1">wox2 (cz) plays Underground Sea from Hand</text:p>
      <text:p text:style-name="P1">wox2 (cz) taps Underground Sea</text:p>
      <text:p text:style-name="P1">wox2 (cz) taps Mox Pearl</text:p>
      <text:p text:style-name="P1">wox2 (cz) plays Dark Confidant from Hand</text:p>
      <text:p text:style-name="P2">&lt;wox2 (cz)&gt; Ok?</text:p>
      <text:p text:style-name="P1">Cid plays Force of Will from Hand</text:p>
      <text:p text:style-name="P1">Cid plays Thirst for Knowledge from Hand</text:p>
      <text:p text:style-name="P1">wox2 (cz) puts Dark Confidant to Graveyard from Play</text:p>
      <text:p text:style-name="P2">&lt;wox2 (cz)&gt; Ok</text:p>
      <text:p text:style-name="P1">Cid puts Thirst for Knowledge to RFG from Play</text:p>
      <text:p text:style-name="P1">Cid puts Force of Will to Graveyard from Play</text:p>
      <text:p text:style-name="P1">Cid's life total is now 14 (-1)</text:p>
      <text:p text:style-name="P1">It is now the End Phase, End Of Turn Step</text:p>
      <text:p text:style-name="P2">&lt;wox2 (cz)&gt; End my turn</text:p>
      <text:p text:style-name="P1">It is now turn 9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Mox Sapphire from Hand</text:p>
      <text:p text:style-name="P2">&lt;Cid&gt; End my turn</text:p>
      <text:p text:style-name="P1">It is now turn 10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Wasteland from Hand</text:p>
      <text:p text:style-name="P1">wox2 (cz) taps Wasteland</text:p>
      <text:p text:style-name="P1">wox2 (cz) puts Wasteland to Graveyard from Play</text:p>
      <text:p text:style-name="P1">It is now the Combat Phase, Declare Attackers Step</text:p>
      <text:p text:style-name="P1">wox2 (cz) taps Meddling Mage</text:p>
      <text:p text:style-name="P1">wox2 (cz) taps Meddling Mage</text:p>
      <text:p text:style-name="P1">Cid puts Underground Sea to Graveyard from Play</text:p>
      <text:p text:style-name="P1">It is now the Combat Phase, Combat Damage Step</text:p>
      <text:p text:style-name="P1">Cid's life total is now 12 (-2)</text:p>
      <text:p text:style-name="P1">It is now the End Phase, End Of Turn Step</text:p>
      <text:p text:style-name="P2">&lt;wox2 (cz)&gt; End my turn</text:p>
      <text:p text:style-name="P1">It is now turn 11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Mox Ruby from Hand</text:p>
      <text:p text:style-name="P2">&lt;Cid&gt; End my turn</text:p>
      <text:p text:style-name="P1">It is now turn 12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Meddling Mage</text:p>
      <text:p text:style-name="P1">wox2 (cz) taps Meddling Mage</text:p>
      <text:p text:style-name="P1">Cid's life total is now 10 (-2)</text:p>
      <text:p text:style-name="P1">It is now the End Phase, End Of Turn Step</text:p>
      <text:p text:style-name="P1">It is now the Postcombat Main Phase</text:p>
      <text:p text:style-name="P1">wox2 (cz) plays Flooded Strand from Hand</text:p>
      <text:p text:style-name="P1">It is now the End Phase, End Of Turn Step</text:p>
      <text:p text:style-name="P2">&lt;wox2 (cz)&gt; End my turn</text:p>
      <text:p text:style-name="P1">It is now turn 13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2">&lt;Cid&gt; End my turn</text:p>
      <text:p text:style-name="P1">It is now turn 14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Meddling Mage</text:p>
      <text:p text:style-name="P1">wox2 (cz) taps Meddling Mage</text:p>
      <text:p text:style-name="P1">Cid's life total is now 8 (-2)</text:p>
      <text:p text:style-name="P1">It is now the End Phase, End Of Turn Step</text:p>
      <text:p text:style-name="P2">&lt;wox2 (cz)&gt; End my turn</text:p>
      <text:p text:style-name="P1">It is now turn 15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2">&lt;Cid&gt; End my turn</text:p>
      <text:p text:style-name="P1">It is now turn 16 (wox2 (cz))</text:p>
      <text:p text:style-name="P1">It is now the Beginning Phase, Untap Step</text:p>
      <text:p text:style-name="P1">It is now the Beginning Phase, Draw Step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Meddling Mage</text:p>
      <text:p text:style-name="P1">wox2 (cz) taps Meddling Mage</text:p>
      <text:p text:style-name="P1">Cid's life total is now 7 (-1)</text:p>
      <text:p text:style-name="P2">&lt;wox2 (cz)&gt; 2</text:p>
      <text:p text:style-name="P1">Cid's life total is now 6 (-1)</text:p>
      <text:p text:style-name="P1">It is now the End Phase, End Of Turn Step</text:p>
      <text:p text:style-name="P2">&lt;wox2 (cz)&gt; End my turn</text:p>
      <text:p text:style-name="P1">It is now turn 17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Library of Alexandria from Hand</text:p>
      <text:p text:style-name="P2">&lt;Cid&gt; End my turn</text:p>
      <text:p text:style-name="P1">It is now turn 18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Meddling Mage</text:p>
      <text:p text:style-name="P1">wox2 (cz) taps Meddling Mage</text:p>
      <text:p text:style-name="P1">Cid's life total is now 4 (-2)</text:p>
      <text:p text:style-name="P1">It is now the Postcombat Main Phase</text:p>
      <text:p text:style-name="P1">wox2 (cz) plays Wasteland from Hand</text:p>
      <text:p text:style-name="P1">wox2 (cz) taps Wasteland</text:p>
      <text:p text:style-name="P2">&lt;wox2 (cz)&gt; Library</text:p>
      <text:p text:style-name="P1">Cid taps Library of Alexandria</text:p>
      <text:p text:style-name="P1">Cid taps Island</text:p>
      <text:p text:style-name="P1">Cid taps Mox Ruby</text:p>
      <text:p text:style-name="P1">Cid taps Mox Sapphire</text:p>
      <text:p text:style-name="P1">Cid plays Gifts Ungiven from Hand</text:p>
      <text:p text:style-name="P1">wox2 (cz) puts Wasteland to Graveyard from Play</text:p>
      <text:p text:style-name="P2">&lt;wox2 (cz)&gt; Ok</text:p>
      <text:p text:style-name="P1">Cid puts Gifts Ungiven to Graveyard from Play</text:p>
      <text:p text:style-name="P1">Cid puts Library of Alexandria to Graveyard from Play</text:p>
      <text:p text:style-name="P1">Cid is looking its Library...</text:p>
      <text:p text:style-name="P1">Cid puts Pyroblast into play from Library</text:p>
      <text:p text:style-name="P1">Cid puts Chain of Vapor into play from Library</text:p>
      <text:p text:style-name="P1">Cid puts Black Lotus into play from Library</text:p>
      <text:p text:style-name="P1">Cid puts Brainstorm into play from Library</text:p>
      <text:p text:style-name="P1">Cid shuffles library</text:p>
      <text:p text:style-name="P1">Cid stops looking its Library...</text:p>
      <text:p text:style-name="P2">&lt;wox2 (cz)&gt; Thinking</text:p>
      <text:p text:style-name="P1">Cid shuffles library</text:p>
      <text:p text:style-name="P1">Cid shuffles library</text:p>
      <text:p text:style-name="P1">Cid shuffles library</text:p>
      <text:p text:style-name="P1">Cid shuffles library</text:p>
      <text:p text:style-name="P2">&lt;wox2 (cz)&gt; bRAINSTORM</text:p>
      <text:p text:style-name="P2">&lt;wox2 (cz)&gt; CHAIN</text:p>
      <text:p text:style-name="P2">&lt;wox2 (cz)&gt; to hand</text:p>
      <text:p text:style-name="P1">Cid puts Brainstorm to Hand from Play</text:p>
      <text:p text:style-name="P1">Cid puts Chain of Vapor to Hand from Play</text:p>
      <text:p text:style-name="P1">Cid puts Black Lotus to Graveyard from Play</text:p>
      <text:p text:style-name="P1">wox2 (cz) taps Underground Sea</text:p>
      <text:p text:style-name="P1">Cid puts Pyroblast to Graveyard from Play</text:p>
      <text:p text:style-name="P1">wox2 (cz) taps Mox Pearl</text:p>
      <text:p text:style-name="P1">wox2 (cz) plays Dark Confidant from Hand</text:p>
      <text:p text:style-name="P1">It is now the End Phase, End Of Turn Step</text:p>
      <text:p text:style-name="P2">&lt;wox2 (cz)&gt; End my turn</text:p>
      <text:p text:style-name="P1">It is now turn 19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Polluted Delta from Hand</text:p>
      <text:p text:style-name="P1">Cid taps Polluted Delta</text:p>
      <text:p text:style-name="P1">Cid puts Polluted Delta to Graveyard from Play</text:p>
      <text:p text:style-name="P1">wox2 (cz) taps Underground Sea</text:p>
      <text:p text:style-name="P1">Cid's life total is now 3 (-1)</text:p>
      <text:p text:style-name="P1">wox2 (cz) plays Stifle from Hand</text:p>
      <text:p text:style-name="P1">wox2 (cz) puts Stifle to Graveyard from Play</text:p>
      <text:p text:style-name="P1">Cid plays Force of Will from Hand</text:p>
      <text:p text:style-name="P1">wox2 (cz) taps Flooded Strand</text:p>
      <text:p text:style-name="P1">Cid plays Hurkyl's Recall from Hand</text:p>
      <text:p text:style-name="P1">wox2 (cz) puts Flooded Strand to Graveyard from Play</text:p>
      <text:p text:style-name="P1">wox2 (cz)'s life total is now 18 (-1)</text:p>
      <text:p text:style-name="P1">wox2 (cz) is looking its Library...</text:p>
      <text:p text:style-name="P1">wox2 (cz) puts Tundra into play from Library</text:p>
      <text:p text:style-name="P1">wox2 (cz) shuffles library</text:p>
      <text:p text:style-name="P1">wox2 (cz) stops looking its Library...</text:p>
      <text:p text:style-name="P1">Cid puts Hurkyl's Recall to RFG from Play</text:p>
      <text:p text:style-name="P1">wox2 (cz) taps Tundra</text:p>
      <text:p text:style-name="P1">wox2 (cz) plays Stifle from Hand</text:p>
      <text:p text:style-name="P1">Cid puts Force of Will to Graveyard from Play</text:p>
      <text:p text:style-name="P1">Cid taps Island</text:p>
      <text:p text:style-name="P1">Cid plays Brainstorm from Hand</text:p>
      <text:p text:style-name="P2">&lt;wox2 (cz)&gt; Ok</text:p>
      <text:p text:style-name="P1">Cid puts Brainstorm to Graveyard from Play</text:p>
      <text:p text:style-name="P1">Cid draws a card</text:p>
      <text:p text:style-name="P1">Cid draws a card</text:p>
      <text:p text:style-name="P1">Cid draws a card</text:p>
      <text:p text:style-name="P1">Cid puts a card on top of Library from Hand</text:p>
      <text:p text:style-name="P1">Cid rearranges cards in Cid's Hand</text:p>
      <text:p text:style-name="P1">Cid puts a card on top of Library from Hand</text:p>
      <text:p text:style-name="P2">&lt;Cid&gt; Ok</text:p>
      <text:p text:style-name="P1">wox2 (cz) puts Stifle to Graveyard from Play</text:p>
      <text:p text:style-name="P1">Cid plays Volcanic Island from Hand</text:p>
      <text:p text:style-name="P2">&lt;wox2 (cz)&gt; -1</text:p>
      <text:p text:style-name="P1">Cid's life total is now 2 (-1)</text:p>
      <text:p text:style-name="P2">&lt;wox2 (cz)&gt; wait</text:p>
      <text:p text:style-name="P1">Cid taps Volcanic Island</text:p>
      <text:p text:style-name="P2">&lt;wox2 (cz)&gt; one land one turn</text:p>
      <text:p text:style-name="P1">Cid untaps Volcanic Island</text:p>
      <text:p text:style-name="P1">Cid puts Volcanic Island to Hand from Play</text:p>
      <text:p text:style-name="P2">&lt;wox2 (cz)&gt; one fetch</text:p>
      <text:p text:style-name="P2">&lt;Cid&gt; sorry forgot</text:p>
      <text:p text:style-name="P2">&lt;wox2 (cz)&gt; np</text:p>
      <text:p text:style-name="P2">&lt;Cid&gt; gg</text:p>
      <text:p text:style-name="P2">&lt;wox2 (cz)&gt; g2?</text:p>
      <text:p text:style-name="P2">&lt;Cid&gt; sure</text:p>
      <text:p text:style-name="P2">&lt;Opponent is requesting a new game&gt;</text:p>
      <text:p text:style-name="P1">Cid shuffles library</text:p>
      <text:p text:style-name="P2">&lt;Cid&gt; yo</text:p>
      <text:p text:style-name="P1">Cid draws 0 cards</text:p>
      <text:p text:style-name="P1">Cid shuffles library</text:p>
      <text:p text:style-name="P1">Cid shuffles library</text:p>
      <text:p text:style-name="P1">Cid shuffles library</text:p>
      <text:p text:style-name="P1">Cid shuffles library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wox2 (cz)'s Security Code: 8BE3E937/sb [Type 1.5]</text:p>
      <text:p text:style-name="P1">Cid's Security Code: 613E63A6 [???]</text:p>
      <text:p text:style-name="P1">It is now turn 1 (wox2 (cz))</text:p>
      <text:p text:style-name="P1">It is now the Beginning Phase, Untap Step</text:p>
      <text:p text:style-name="P1">Cid shuffles library</text:p>
      <text:p text:style-name="P1">wox2 (cz) shuffles library</text:p>
      <text:p text:style-name="P1">Cid shuffles library</text:p>
      <text:p text:style-name="P1">wox2 (cz) shuffles library</text:p>
      <text:p text:style-name="P1">Cid shuffles library</text:p>
      <text:p text:style-name="P1">It is now turn 2 (Cid)</text:p>
      <text:p text:style-name="P1">It is now the Beginning Phase, Untap Step</text:p>
      <text:p text:style-name="P1">wox2 (cz) shuffles library</text:p>
      <text:p text:style-name="P1">Cid shuffles library</text:p>
      <text:p text:style-name="P1">wox2 (cz) shuffles library</text:p>
      <text:p text:style-name="P1">Cid draws a card</text:p>
      <text:p text:style-name="P1">wox2 (cz) shuffles library</text:p>
      <text:p text:style-name="P1">Cid draws a card</text:p>
      <text:p text:style-name="P1">wox2 (cz) draws a card</text:p>
      <text:p text:style-name="P1">wox2 (cz) draws a card</text:p>
      <text:p text:style-name="P1">wox2 (cz) draws a card</text:p>
      <text:p text:style-name="P1">Cid draws a card</text:p>
      <text:p text:style-name="P1">wox2 (cz) draws a card</text:p>
      <text:p text:style-name="P1">wox2 (cz) draws a card</text:p>
      <text:p text:style-name="P1">Cid draws a card</text:p>
      <text:p text:style-name="P1">wox2 (cz) draws a card</text:p>
      <text:p text:style-name="P1">wox2 (cz) draws a card</text:p>
      <text:p text:style-name="P1">Cid draws a card</text:p>
      <text:p text:style-name="P1">Cid draws a card</text:p>
      <text:p text:style-name="P1">Cid draws a card</text:p>
      <text:p text:style-name="P1">Cid takes a mulligan</text:p>
      <text:p text:style-name="P2">&lt;Cid&gt; kp</text:p>
      <text:p text:style-name="P2">&lt;wox2 (cz)&gt; kp</text:p>
      <text:p text:style-name="P1">It is now the Precombat Main Phase</text:p>
      <text:p text:style-name="P1">Cid plays Polluted Delta from Hand</text:p>
      <text:p text:style-name="P1">Cid taps Polluted Delta</text:p>
      <text:p text:style-name="P1">Cid puts Polluted Delta to Graveyard from Play</text:p>
      <text:p text:style-name="P1">Cid's life total is now 19 (-1)</text:p>
      <text:p text:style-name="P1">Cid is looking its Library...</text:p>
      <text:p text:style-name="P1">Cid puts Underground Sea into play from Library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1">Cid shuffles library</text:p>
      <text:p text:style-name="P2">&lt;Cid&gt; End my turn</text:p>
      <text:p text:style-name="P1">It is now turn 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Flooded Strand from Hand</text:p>
      <text:p text:style-name="P2">&lt;wox2 (cz)&gt; Thinking</text:p>
      <text:p text:style-name="P1">wox2 (cz) taps Flooded Strand</text:p>
      <text:p text:style-name="P1">wox2 (cz)'s life total is now 19 (-1)</text:p>
      <text:p text:style-name="P2">&lt;wox2 (cz)&gt; Ok?</text:p>
      <text:p text:style-name="P2">&lt;Cid&gt; Ok</text:p>
      <text:p text:style-name="P1">wox2 (cz) puts Flooded Strand to Graveyard from Play</text:p>
      <text:p text:style-name="P1">wox2 (cz) is looking its Library...</text:p>
      <text:p text:style-name="P1">wox2 (cz) puts Underground Sea into play from Library</text:p>
      <text:p text:style-name="P1">wox2 (cz) shuffles library</text:p>
      <text:p text:style-name="P1">wox2 (cz) stops looking its Library...</text:p>
      <text:p text:style-name="P1">wox2 (cz) taps Underground Sea</text:p>
      <text:p text:style-name="P1">wox2 (cz) plays Duress from Hand</text:p>
      <text:p text:style-name="P2">&lt;Cid&gt; res</text:p>
      <text:p text:style-name="P1">Cid taps Underground Sea</text:p>
      <text:p text:style-name="P1">Cid plays Brainstorm from Hand</text:p>
      <text:p text:style-name="P2">&lt;wox2 (cz)&gt; Ok</text:p>
      <text:p text:style-name="P1">Cid puts Brainstorm to Graveyard from Play</text:p>
      <text:p text:style-name="P1">Cid draws a card</text:p>
      <text:p text:style-name="P1">Cid draws a card</text:p>
      <text:p text:style-name="P1">Cid draws a card</text:p>
      <text:p text:style-name="P1">Cid puts a card on top of Library from Hand</text:p>
      <text:p text:style-name="P1">Cid puts a card on top of Library from Hand</text:p>
      <text:p text:style-name="P1">Cid reveals a Mystical Tutor</text:p>
      <text:p text:style-name="P1">Cid reveals a Thirst for Knowledge</text:p>
      <text:p text:style-name="P1">Cid reveals a Lotus Petal</text:p>
      <text:p text:style-name="P1">Cid reveals a Polluted Delta</text:p>
      <text:p text:style-name="P1">Cid reveals a Underground Sea</text:p>
      <text:p text:style-name="P2">&lt;wox2 (cz)&gt; Thinking</text:p>
      <text:p text:style-name="P2">&lt;wox2 (cz)&gt; Thirst</text:p>
      <text:p text:style-name="P1">Cid hides card in hand</text:p>
      <text:p text:style-name="P1">Cid hides card in hand</text:p>
      <text:p text:style-name="P1">Cid hides card in hand</text:p>
      <text:p text:style-name="P1">Cid hides card in hand</text:p>
      <text:p text:style-name="P1">Cid hides card in hand</text:p>
      <text:p text:style-name="P1">wox2 (cz) puts Duress to Graveyard from Play</text:p>
      <text:p text:style-name="P1">It is now the End Phase, End Of Turn Step</text:p>
      <text:p text:style-name="P1">Cid puts Thirst for Knowledge to Graveyard from Hand</text:p>
      <text:p text:style-name="P2">&lt;wox2 (cz)&gt; End my turn</text:p>
      <text:p text:style-name="P1">It is now turn 4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Polluted Delta from Hand</text:p>
      <text:p text:style-name="P1">Cid taps Polluted Delta</text:p>
      <text:p text:style-name="P1">Cid puts Polluted Delta to Graveyard from Play</text:p>
      <text:p text:style-name="P1">Cid's life total is now 18 (-1)</text:p>
      <text:p text:style-name="P1">Cid is looking its Library...</text:p>
      <text:p text:style-name="P1">Cid puts Volcanic Island into play from Library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1">Cid shuffles library</text:p>
      <text:p text:style-name="P2">&lt;Cid&gt; End my turn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plays Wasteland from Hand</text:p>
      <text:p text:style-name="P1">wox2 (cz) taps Wasteland</text:p>
      <text:p text:style-name="P2">&lt;wox2 (cz)&gt; Sea</text:p>
      <text:p text:style-name="P1">Cid taps Underground Sea</text:p>
      <text:p text:style-name="P2">&lt;Cid&gt; res</text:p>
      <text:p text:style-name="P1">Cid plays Mystical Tutor from Hand</text:p>
      <text:p text:style-name="P1">wox2 (cz) puts Wasteland to Graveyard from Play</text:p>
      <text:p text:style-name="P2">&lt;wox2 (cz)&gt; Ok</text:p>
      <text:p text:style-name="P1">Cid puts Underground Sea to Graveyard from Play</text:p>
      <text:p text:style-name="P1">Cid puts Mystical Tutor to Graveyard from Play</text:p>
      <text:p text:style-name="P1">Cid is looking its Library...</text:p>
      <text:p text:style-name="P1">Cid puts Demonic Tutor into play from Library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2">&lt;wox2 (cz)&gt; wow</text:p>
      <text:p text:style-name="P1">Cid shuffles library</text:p>
      <text:p text:style-name="P1">Cid puts a Demonic Tutor on top of Library from Play</text:p>
      <text:p text:style-name="P1">wox2 (cz) taps Underground Sea</text:p>
      <text:p text:style-name="P1">Cid is looking its Library...</text:p>
      <text:p text:style-name="P1">wox2 (cz) plays Extirpate from Hand</text:p>
      <text:p text:style-name="P2">&lt;wox2 (cz)&gt; sea</text:p>
      <text:p text:style-name="P1">Cid puts Vampiric Tutor into play from Library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1">Cid shuffles library</text:p>
      <text:p text:style-name="P1">Cid puts a Vampiric Tutor on top of Library from Play</text:p>
      <text:p text:style-name="P1">Cid reveals a Lotus Petal</text:p>
      <text:p text:style-name="P1">Cid reveals a Underground Sea</text:p>
      <text:p text:style-name="P1">Cid reveals a Gifts Ungiven</text:p>
      <text:p text:style-name="P1">Cid hides card in hand</text:p>
      <text:p text:style-name="P1">Cid hides card in hand</text:p>
      <text:p text:style-name="P1">Cid hides card in hand</text:p>
      <text:p text:style-name="P1">Cid puts Underground Sea to Graveyard from Hand</text:p>
      <text:p text:style-name="P1">Cid puts Underground Sea to RFG from Graveyard</text:p>
      <text:p text:style-name="P1">Cid puts Underground Sea to RFG from Graveyard</text:p>
      <text:p text:style-name="P2">&lt;wox2 (cz)&gt; show deck</text:p>
      <text:p text:style-name="P1">wox2 (cz) is looking opponent's Library...</text:p>
      <text:p text:style-name="P2">&lt;wox2 (cz)&gt; Thinking</text:p>
      <text:p text:style-name="P1">Cid shuffles library</text:p>
      <text:p text:style-name="P1">wox2 (cz) stops looking opponent's Library...</text:p>
      <text:p text:style-name="P1">wox2 (cz) puts Extirpate to Graveyard from Play</text:p>
      <text:p text:style-name="P1">It is now the End Phase, End Of Turn Step</text:p>
      <text:p text:style-name="P2">&lt;wox2 (cz)&gt; End my turn</text:p>
      <text:p text:style-name="P1">Cid is looking its Library...</text:p>
      <text:p text:style-name="P1">Cid shuffles library</text:p>
      <text:p text:style-name="P1">Cid stops looking its Library...</text:p>
      <text:p text:style-name="P1">Cid shuffles library</text:p>
      <text:p text:style-name="P1">Cid shuffles library</text:p>
      <text:p text:style-name="P1">Cid shuffles library</text:p>
      <text:p text:style-name="P1">Cid shuffles library</text:p>
      <text:p text:style-name="P1">It is now turn 6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1">Cid plays Mana Crypt from Hand</text:p>
      <text:p text:style-name="P2">&lt;wox2 (cz)&gt; Ok</text:p>
      <text:p text:style-name="P1">Cid plays Lotus Petal from Hand</text:p>
      <text:p text:style-name="P2">&lt;wox2 (cz)&gt; Ok</text:p>
      <text:p text:style-name="P1">Cid taps Volcanic Island</text:p>
      <text:p text:style-name="P1">Cid taps Mana Crypt</text:p>
      <text:p text:style-name="P1">Cid taps Lotus Petal</text:p>
      <text:p text:style-name="P1">Cid puts Lotus Petal to Graveyard from Play</text:p>
      <text:p text:style-name="P1">wox2 (cz) plays Daze from Hand</text:p>
      <text:p text:style-name="P1">Cid puts Gifts Ungiven to Graveyard from Hand</text:p>
      <text:p text:style-name="P2">&lt;Cid&gt; End my turn</text:p>
      <text:p text:style-name="P1">wox2 (cz) puts Underground Sea to Hand from Play</text:p>
      <text:p text:style-name="P1">wox2 (cz) puts Daze to Graveyard from Play</text:p>
      <text:p text:style-name="P1">It is now turn 7 (wox2 (cz))</text:p>
      <text:p text:style-name="P1">It is now the Beginning Phase, Untap Step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wox2 (cz) plays Mox Sapphire from Hand</text:p>
      <text:p text:style-name="P2">&lt;wox2 (cz)&gt; Thinking</text:p>
      <text:p text:style-name="P1">wox2 (cz) taps Mox Sapphire</text:p>
      <text:p text:style-name="P1">wox2 (cz) plays Ancestral Recall from Hand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Graveyard from Play</text:p>
      <text:p text:style-name="P1">It is now the End Phase, End Of Turn Step</text:p>
      <text:p text:style-name="P2">&lt;wox2 (cz)&gt; End my turn</text:p>
      <text:p text:style-name="P1">It is now turn 8 (Cid)</text:p>
      <text:p text:style-name="P1">It is now the Beginning Phase, Untap Step</text:p>
      <text:p text:style-name="P1">Cid untaps Volcanic Island</text:p>
      <text:p text:style-name="P2">&lt;Cid&gt; h</text:p>
      <text:p text:style-name="P2">&lt;wox2 (cz)&gt; Ok</text:p>
      <text:p text:style-name="P1">Cid flips a coin: HEADS</text:p>
      <text:p text:style-name="P1">Cid untaps Mana Crypt</text:p>
      <text:p text:style-name="P1">It is now the Beginning Phase, Draw Step</text:p>
      <text:p text:style-name="P1">Cid draws a card</text:p>
      <text:p text:style-name="P1">It is now the Precombat Main Phase</text:p>
      <text:p text:style-name="P2">&lt;Cid&gt; End my turn</text:p>
      <text:p text:style-name="P2">&lt;wox2 (cz)&gt; Thinking</text:p>
      <text:p text:style-name="P2">&lt;wox2 (cz)&gt; EOT</text:p>
      <text:p text:style-name="P1">wox2 (cz) taps Underground Sea</text:p>
      <text:p text:style-name="P1">wox2 (cz) plays Extirpate from Hand</text:p>
      <text:p text:style-name="P2">&lt;wox2 (cz)&gt; Brainstorm</text:p>
      <text:p text:style-name="P1">Cid puts Brainstorm to RFG from Graveyard</text:p>
      <text:p text:style-name="P1">Cid reveals a Force of Will</text:p>
      <text:p text:style-name="P1">Cid hides card in hand</text:p>
      <text:p text:style-name="P1">Cid is looking its Library...</text:p>
      <text:p text:style-name="P1">Cid puts Brainstorm to RFG from Library</text:p>
      <text:p text:style-name="P1">Cid puts Brainstorm to RFG from Library</text:p>
      <text:p text:style-name="P2">&lt;wox2 (cz)&gt; showlibrary again</text:p>
      <text:p text:style-name="P1">Cid puts Brainstorm to RFG from Library</text:p>
      <text:p text:style-name="P1">Cid shuffles library</text:p>
      <text:p text:style-name="P1">Cid stops looking its Library...</text:p>
      <text:p text:style-name="P1">wox2 (cz) puts Extirpate to Graveyard from Play</text:p>
      <text:p text:style-name="P1">wox2 (cz) is looking opponent's Library...</text:p>
      <text:p text:style-name="P1">Cid shuffles library</text:p>
      <text:p text:style-name="P1">wox2 (cz) stops looking opponent's Library...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Cid shuffles library</text:p>
      <text:p text:style-name="P1">Cid shuffles library</text:p>
      <text:p text:style-name="P1">wox2 (cz) plays Underground Sea from Hand</text:p>
      <text:p text:style-name="P1">Cid shuffles library</text:p>
      <text:p text:style-name="P1">wox2 (cz) taps Mox Sapphire</text:p>
      <text:p text:style-name="P1">wox2 (cz) taps Underground Sea</text:p>
      <text:p text:style-name="P1">Cid shuffles library</text:p>
      <text:p text:style-name="P1">wox2 (cz) plays Dark Confidant from Hand</text:p>
      <text:p text:style-name="P1">It is now the End Phase, End Of Turn Step</text:p>
      <text:p text:style-name="P2">&lt;wox2 (cz)&gt; End my turn</text:p>
      <text:p text:style-name="P1">It is now turn 10 (Cid)</text:p>
      <text:p text:style-name="P1">It is now the Beginning Phase, Untap Step</text:p>
      <text:p text:style-name="P1">It is now the Beginning Phase, Upkeep Step</text:p>
      <text:p text:style-name="P2">&lt;Cid&gt; h</text:p>
      <text:p text:style-name="P1">Cid flips a coin: TAILS</text:p>
      <text:p text:style-name="P1">Cid's life total is now 15 (-3)</text:p>
      <text:p text:style-name="P1">It is now the Beginning Phase, Draw Step</text:p>
      <text:p text:style-name="P1">Cid draws a card</text:p>
      <text:p text:style-name="P1">It is now the Precombat Main Phase</text:p>
      <text:p text:style-name="P2">&lt;Cid&gt; End my turn</text:p>
      <text:p text:style-name="P1">It is now turn 11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Tundra into play from Library</text:p>
      <text:p text:style-name="P1">wox2 (cz) puts Tundra to Han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Dark Confidant</text:p>
      <text:p text:style-name="P1">wox2 (cz) taps Dark Confidant</text:p>
      <text:p text:style-name="P1">Cid's life total is now 13 (-2)</text:p>
      <text:p text:style-name="P1">It is now the Postcombat Main Phase</text:p>
      <text:p text:style-name="P1">wox2 (cz) plays Tundra from Hand</text:p>
      <text:p text:style-name="P1">wox2 (cz) taps Mox Sapphire</text:p>
      <text:p text:style-name="P1">wox2 (cz) taps Tundra</text:p>
      <text:p text:style-name="P1">wox2 (cz) plays Kataki, War's Wage from Hand</text:p>
      <text:p text:style-name="P2">&lt;wox2 (cz)&gt; Ok?</text:p>
      <text:p text:style-name="P2">&lt;Cid&gt; Ok</text:p>
      <text:p text:style-name="P1">It is now the End Phase, End Of Turn Step</text:p>
      <text:p text:style-name="P2">&lt;wox2 (cz)&gt; End my turn</text:p>
      <text:p text:style-name="P1">It is now turn 12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Cid puts Mana Crypt to Graveyard from Play</text:p>
      <text:p text:style-name="P2">&lt;wox2 (cz)&gt; flip</text:p>
      <text:p text:style-name="P2">&lt;Cid&gt; h</text:p>
      <text:p text:style-name="P2">&lt;Cid&gt; if you cant wait i really dont see the point</text:p>
      <text:p text:style-name="P1">Cid flips a coin: TAILS</text:p>
      <text:p text:style-name="P1">Cid's life total is now 10 (-3)</text:p>
      <text:p text:style-name="P1">It is now the Beginning Phase, Draw Step</text:p>
      <text:p text:style-name="P1">Cid draws a card</text:p>
      <text:p text:style-name="P1">It is now the Precombat Main Phase</text:p>
      <text:p text:style-name="P1">Cid taps Volcanic Island</text:p>
      <text:p text:style-name="P1">Cid plays Chain of Vapor from Hand</text:p>
      <text:p text:style-name="P2">&lt;wox2 (cz)&gt; Thinking</text:p>
      <text:p text:style-name="P1">wox2 (cz) puts Dark Confidant to Hand from Play</text:p>
      <text:p text:style-name="P1">Cid puts Chain of Vapor to Graveyard from Play</text:p>
      <text:p text:style-name="P2">&lt;Cid&gt; End my turn</text:p>
      <text:p text:style-name="P1">It is now turn 1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Kataki, War's Wage</text:p>
      <text:p text:style-name="P1">wox2 (cz) taps Kataki, War's Wage</text:p>
      <text:p text:style-name="P1">Cid's life total is now 8 (-2)</text:p>
      <text:p text:style-name="P1">It is now the Postcombat Main Phase</text:p>
      <text:p text:style-name="P1">wox2 (cz) taps Tundra</text:p>
      <text:p text:style-name="P1">wox2 (cz) taps Underground Sea</text:p>
      <text:p text:style-name="P1">wox2 (cz) plays Dark Confidant from Hand</text:p>
      <text:p text:style-name="P2">&lt;Cid&gt; Ok</text:p>
      <text:p text:style-name="P1">It is now the End Phase, End Of Turn Step</text:p>
      <text:p text:style-name="P2">&lt;wox2 (cz)&gt; End my turn</text:p>
      <text:p text:style-name="P1">It is now turn 14 (Cid)</text:p>
      <text:p text:style-name="P1">It is now the Beginning Phase, Untap Step</text:p>
      <text:p text:style-name="P1">Cid untaps his/her permanents</text:p>
      <text:p text:style-name="P1">It is now the Beginning Phase, Upkeep Step</text:p>
      <text:p text:style-name="P1">It is now the Beginning Phase, Draw Step</text:p>
      <text:p text:style-name="P1">Cid draws a card</text:p>
      <text:p text:style-name="P1">It is now the Precombat Main Phase</text:p>
      <text:p text:style-name="P2">&lt;Cid&gt; End my turn</text:p>
      <text:p text:style-name="P1">It is now turn 1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Black Lotus into play from Library</text:p>
      <text:p text:style-name="P1">wox2 (cz) puts Black Lotus to Hand from Play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Kataki, War's Wage</text:p>
      <text:p text:style-name="P1">wox2 (cz) taps Dark Confidant</text:p>
      <text:p text:style-name="P1">wox2 (cz) taps Kataki, War's Wage</text:p>
      <text:p text:style-name="P1">wox2 (cz) taps Dark Confidant</text:p>
      <text:p text:style-name="P1">Cid's life total is now 4 (-4)</text:p>
      <text:p text:style-name="P1">It is now the Postcombat Main Phase</text:p>
      <text:p text:style-name="P1">wox2 (cz) plays Strip Mine from Hand</text:p>
      <text:p text:style-name="P1">wox2 (cz) taps Strip Mine</text:p>
      <text:p text:style-name="P1">wox2 (cz) puts Strip Mine to Graveyard from Play</text:p>
      <text:p text:style-name="P1">Cid puts Volcanic Island to Graveyard from Play</text:p>
      <text:p text:style-name="P1">wox2 (cz) plays Black Lotus from Hand</text:p>
      <text:p text:style-name="P1">wox2 (cz) taps Black Lotus</text:p>
      <text:p text:style-name="P1">wox2 (cz) puts Black Lotus to Graveyard from Play</text:p>
      <text:p text:style-name="P1">wox2 (cz) plays Demonic Tutor from Hand</text:p>
      <text:p text:style-name="P2">&lt;wox2 (cz)&gt; Ok?</text:p>
      <text:p text:style-name="P1">Cid plays Force of Will from Hand</text:p>
      <text:p text:style-name="P1">Cid plays Force of Will from Hand</text:p>
      <text:p text:style-name="P1">wox2 (cz) plays Daze from Hand</text:p>
      <text:p text:style-name="P1">Cid puts Force of Will to RFG from Play</text:p>
      <text:p text:style-name="P1">Cid puts Force of Will to Graveyard from Play</text:p>
      <text:p text:style-name="P1">wox2 (cz) taps Underground Sea</text:p>
      <text:p text:style-name="P1">Cid's life total is now 3 (-1)</text:p>
      <text:p text:style-name="P1">wox2 (cz) puts Daze to Graveyard from Play</text:p>
      <text:p text:style-name="P1">wox2 (cz) is looking its Library...</text:p>
      <text:p text:style-name="P1">wox2 (cz) puts card to Hand from Library</text:p>
      <text:p text:style-name="P1">wox2 (cz) shuffles library</text:p>
      <text:p text:style-name="P1">wox2 (cz) stops looking its Library...</text:p>
      <text:p text:style-name="P1">wox2 (cz) puts Demonic Tutor to Graveyard from Play</text:p>
      <text:p text:style-name="P1">wox2 (cz) plays Time Walk from Hand</text:p>
      <text:p text:style-name="P1">wox2 (cz) taps Tundra</text:p>
      <text:p text:style-name="P1">wox2 (cz) taps Underground Sea</text:p>
      <text:p text:style-name="P1">wox2 (cz) puts Time Walk to Graveyard from Play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Force of Will into play from Library</text:p>
      <text:p text:style-name="P1">wox2 (cz) puts Force of Will to Hand from Play</text:p>
      <text:p text:style-name="P1">wox2 (cz)'s life total is now 14 (-5)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Kataki, War's Wage</text:p>
      <text:p text:style-name="P1">wox2 (cz) taps Dark Confidant</text:p>
      <text:p text:style-name="P1">wox2 (cz) taps Kataki, War's Wage</text:p>
      <text:p text:style-name="P1">wox2 (cz) taps Dark Confidant</text:p>
      <text:p text:style-name="P1">Cid's life total is now -1 (-4)</text:p>
      <text:p text:style-name="P3"><text:span text:style-name="T1">&lt;System&gt; Player L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3-28T10:18:07</meta:creation-date>
    <dc:date>2007-03-28T10:18:32</dc:date>
    <meta:editing-cycles>2</meta:editing-cycles>
    <meta:editing-duration>PT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869" meta:word-count="5025" meta:character-count="25984"/>
  </office:meta>
</office:document-meta>
</file>